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642574270D2B5933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222cm" draw:z-index="0"><draw:image xlink:href="Pictures/1000020100000640000003642574270D2B5933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4</meta:editing-cycles>
    <meta:generator>LibreOffice/5.2.7.2$Windows_X86_64 LibreOffice_project/2b7f1e640c46ceb28adf43ee075a6e8b8439ed10</meta:generator>
    <dc:date>2019-10-15T19:30:25.224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